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0">
  <office:scripts/>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automatic-styles>
    <style:style style:family="paragraph" style:list-style-name="L1" style:name="a38115f" style:parent-style-name="Standard">
      <style:paragraph-properties/>
    </style:style>
    <text:list-style style:name="L2">
      <text:list-level-style-number style:num-format="1" style:num-suffix="." text:display-levels="1" text:level="1" text:start-value="1">
        <style:list-level-properties fo:text-align="left" text:list-level-position-and-space-mode="label-alignment">
          <style:list-level-label-alignment fo:margin-left="12.7mm" fo:text-indent="-6.35mm" text:label-followed-by="listtab"/>
        </style:list-level-properties>
      </text:list-level-style-number>
      <text:list-level-style-number style:num-format="a" style:num-suffix=")" text:display-levels="1" text:level="2" text:start-value="1">
        <style:list-level-properties fo:text-align="left" text:list-level-position-and-space-mode="label-alignment">
          <style:list-level-label-alignment fo:margin-left="25.4mm" fo:text-indent="-6.35mm" text:label-followed-by="listtab"/>
        </style:list-level-properties>
      </text:list-level-style-number>
      <text:list-level-style-number style:num-format="A" style:num-suffix="." text:display-levels="1" text:level="3" text:start-value="1">
        <style:list-level-properties fo:text-align="right" text:list-level-position-and-space-mode="label-alignment">
          <style:list-level-label-alignment fo:margin-left="38.1mm" fo:text-indent="-6.35mm" text:label-followed-by="listtab"/>
        </style:list-level-properties>
      </text:list-level-style-number>
      <text:list-level-style-number style:num-format="i" style:num-suffix="." text:display-levels="1" text:level="4" text:start-value="1">
        <style:list-level-properties fo:text-align="left" text:list-level-position-and-space-mode="label-alignment">
          <style:list-level-label-alignment fo:margin-left="50.8mm" fo:text-indent="-6.35mm" text:label-followed-by="listtab"/>
        </style:list-level-properties>
      </text:list-level-style-number>
      <text:list-level-style-number style:num-format="I" style:num-suffix="." text:display-levels="1" text:level="5" text:start-value="1">
        <style:list-level-properties fo:text-align="left" text:list-level-position-and-space-mode="label-alignment">
          <style:list-level-label-alignment fo:margin-left="63.5mm" fo:text-indent="-6.35mm" text:label-followed-by="listtab"/>
        </style:list-level-properties>
      </text:list-level-style-number>
      <text:list-level-style-number style:num-format="1" style:num-suffix="." text:display-levels="1" text:level="6" text:start-value="1">
        <style:list-level-properties fo:text-align="right" text:list-level-position-and-space-mode="label-alignment">
          <style:list-level-label-alignment fo:margin-left="76.2mm" fo:text-indent="-6.35mm" text:label-followed-by="listtab"/>
        </style:list-level-properties>
      </text:list-level-style-number>
      <text:list-level-style-number style:num-format="a" style:num-suffix="." text:display-levels="1" text:level="7" text:start-value="1">
        <style:list-level-properties fo:text-align="left" text:list-level-position-and-space-mode="label-alignment">
          <style:list-level-label-alignment fo:margin-left="88.9mm" fo:text-indent="-6.35mm" text:label-followed-by="listtab"/>
        </style:list-level-properties>
      </text:list-level-style-number>
      <text:list-level-style-number style:num-format="A" style:num-suffix="." text:display-levels="1" text:level="8" text:start-value="1">
        <style:list-level-properties fo:text-align="left" text:list-level-position-and-space-mode="label-alignment">
          <style:list-level-label-alignment fo:margin-left="101.6mm" fo:text-indent="-6.35mm" text:label-followed-by="listtab"/>
        </style:list-level-properties>
      </text:list-level-style-number>
      <text:list-level-style-number style:num-format="i" style:num-suffix="." text:display-levels="1" text:level="9" text:start-value="1">
        <style:list-level-properties fo:text-align="right" text:list-level-position-and-space-mode="label-alignment">
          <style:list-level-label-alignment fo:margin-left="114.3mm" fo:text-indent="-6.35mm" text:label-followed-by="listtab"/>
        </style:list-level-properties>
      </text:list-level-style-number>
    </text:list-style>
    <text:list-style style:name="L1">
      <text:list-level-style-number style:num-format="1" style:num-suffix="." text:display-levels="1" text:level="1" text:start-value="1">
        <style:list-level-properties fo:text-align="left" text:list-level-position-and-space-mode="label-alignment">
          <style:list-level-label-alignment fo:margin-left="12.7mm" fo:text-indent="-6.35mm" text:label-followed-by="listtab"/>
        </style:list-level-properties>
      </text:list-level-style-number>
      <text:list-level-style-number style:num-format="a" style:num-suffix="." text:display-levels="1" text:level="2" text:start-value="1">
        <style:list-level-properties fo:text-align="left" text:list-level-position-and-space-mode="label-alignment">
          <style:list-level-label-alignment fo:margin-left="25.4mm" fo:text-indent="-6.35mm" text:label-followed-by="listtab"/>
        </style:list-level-properties>
      </text:list-level-style-number>
      <text:list-level-style-number style:num-format="A" style:num-suffix="." text:display-levels="1" text:level="3" text:start-value="1">
        <style:list-level-properties fo:text-align="right" text:list-level-position-and-space-mode="label-alignment">
          <style:list-level-label-alignment fo:margin-left="38.1mm" fo:text-indent="-6.35mm" text:label-followed-by="listtab"/>
        </style:list-level-properties>
      </text:list-level-style-number>
      <text:list-level-style-number style:num-format="i" style:num-suffix="." text:display-levels="1" text:level="4" text:start-value="1">
        <style:list-level-properties fo:text-align="left" text:list-level-position-and-space-mode="label-alignment">
          <style:list-level-label-alignment fo:margin-left="50.8mm" fo:text-indent="-6.35mm" text:label-followed-by="listtab"/>
        </style:list-level-properties>
      </text:list-level-style-number>
      <text:list-level-style-number style:num-format="I" style:num-suffix="." text:display-levels="1" text:level="5" text:start-value="1">
        <style:list-level-properties fo:text-align="left" text:list-level-position-and-space-mode="label-alignment">
          <style:list-level-label-alignment fo:margin-left="63.5mm" fo:text-indent="-6.35mm" text:label-followed-by="listtab"/>
        </style:list-level-properties>
      </text:list-level-style-number>
      <text:list-level-style-number style:num-format="1" style:num-suffix="." text:display-levels="1" text:level="6" text:start-value="1">
        <style:list-level-properties fo:text-align="right" text:list-level-position-and-space-mode="label-alignment">
          <style:list-level-label-alignment fo:margin-left="76.2mm" fo:text-indent="-6.35mm" text:label-followed-by="listtab"/>
        </style:list-level-properties>
      </text:list-level-style-number>
      <text:list-level-style-number style:num-format="a" style:num-suffix="." text:display-levels="1" text:level="7" text:start-value="1">
        <style:list-level-properties fo:text-align="left" text:list-level-position-and-space-mode="label-alignment">
          <style:list-level-label-alignment fo:margin-left="88.9mm" fo:text-indent="-6.35mm" text:label-followed-by="listtab"/>
        </style:list-level-properties>
      </text:list-level-style-number>
      <text:list-level-style-number style:num-format="A" style:num-suffix="." text:display-levels="1" text:level="8" text:start-value="1">
        <style:list-level-properties fo:text-align="left" text:list-level-position-and-space-mode="label-alignment">
          <style:list-level-label-alignment fo:margin-left="101.6mm" fo:text-indent="-6.35mm" text:label-followed-by="listtab"/>
        </style:list-level-properties>
      </text:list-level-style-number>
      <text:list-level-style-number style:num-format="i" style:num-suffix="." text:display-levels="1" text:level="9" text:start-value="1">
        <style:list-level-properties fo:text-align="right" text:list-level-position-and-space-mode="label-alignment">
          <style:list-level-label-alignment fo:margin-left="114.3mm" fo:text-indent="-6.35mm" text:label-followed-by="listtab"/>
        </style:list-level-properties>
      </text:list-level-style-number>
    </text:list-style>
    <style:style style:family="paragraph" style:list-style-name="L1" style:name="a3fdbb2" style:parent-style-name="Standard">
      <style:paragraph-properties/>
    </style:style>
    <style:style style:family="paragraph" style:list-style-name="L1" style:name="a6733cf" style:parent-style-name="Standard">
      <style:paragraph-properties/>
    </style:style>
    <style:style style:family="paragraph" style:list-style-name="L1" style:name="a0306ba" style:parent-style-name="Standard">
      <style:paragraph-properties/>
    </style:style>
    <style:style style:family="paragraph" style:list-style-name="L1" style:name="ac8dee2" style:parent-style-name="Standard">
      <style:paragraph-properties/>
    </style:style>
    <style:style style:family="paragraph" style:list-style-name="L1" style:name="a2ad5be" style:parent-style-name="Standard">
      <style:paragraph-properties/>
    </style:style>
    <style:style style:family="paragraph" style:list-style-name="L1" style:name="a043a5f" style:parent-style-name="Standard">
      <style:paragraph-properties/>
    </style:style>
    <style:style style:family="paragraph" style:list-style-name="L1" style:name="a7ad95c" style:parent-style-name="Standard">
      <style:paragraph-properties/>
    </style:style>
    <style:style style:family="paragraph" style:list-style-name="L2" style:name="abe1dba" style:parent-style-name="Standard">
      <style:paragraph-properties/>
    </style:style>
    <style:style style:family="paragraph" style:list-style-name="L2" style:name="ae43242" style:parent-style-name="Standard">
      <style:paragraph-properties/>
    </style:style>
    <style:style style:family="paragraph" style:list-style-name="L2" style:name="ae286e6" style:parent-style-name="Standard">
      <style:paragraph-properties/>
    </style:style>
    <style:style style:family="paragraph" style:list-style-name="L2" style:name="acecf5d" style:parent-style-name="Standard">
      <style:paragraph-properties/>
    </style:style>
    <style:style style:family="paragraph" style:list-style-name="L2" style:name="a0c943a" style:parent-style-name="Standard">
      <style:paragraph-properties/>
    </style:style>
    <style:style style:family="paragraph" style:list-style-name="L2" style:name="abdac62" style:parent-style-name="Standard">
      <style:paragraph-properties/>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continue-numbering="true" text:style-name="L2">
        <text:list-item>
          <text:p text:style-name="ae286e6">1.</text:p>
        </text:list-item>
      </text:list>
      <text:list text:continue-numbering="true" text:style-name="L2">
        <text:list-item>
          <text:list>
            <text:list-item>
              <text:p text:style-name="ae43242">a.</text:p>
            </text:list-item>
          </text:list>
        </text:list-item>
      </text:list>
      <text:list text:continue-numbering="true" text:style-name="L2">
        <text:list-item>
          <text:list>
            <text:list-item>
              <text:p text:style-name="abe1dba">b.</text:p>
            </text:list-item>
          </text:list>
        </text:list-item>
      </text:list>
      <text:list text:continue-numbering="true" text:style-name="L2">
        <text:list-item>
          <text:list>
            <text:list-item>
              <text:p text:style-name="abdac62">c.</text:p>
            </text:list-item>
          </text:list>
        </text:list-item>
      </text:list>
      <text:list text:continue-numbering="true" text:style-name="L2">
        <text:list-item>
          <text:list>
            <text:list-item>
              <text:p text:style-name="acecf5d">d.</text:p>
            </text:list-item>
          </text:list>
        </text:list-item>
      </text:list>
      <text:list text:continue-numbering="true" text:style-name="L2">
        <text:list-item>
          <text:p text:style-name="a0c943a">2.</text:p>
        </text:list-item>
      </text:list>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style:paragraph-properties style:font-independent-line-spacing="false" style:line-break="strict" style:text-autospace="ideograph-alpha" style:writing-mode="lr-tb">
        <style:tab-stops/>
      </style:paragraph-properties>
      <style:text-properties fo:country="US" fo:font-size="12pt" fo:language="en" style:country-asian="none" style:country-complex="none" style:font-size-asian="12pt" style:font-size-complex="12pt" style:language-asian="zxx" style:language-complex="zxx" style:letter-kerning="true" style:use-window-font-color="true"/>
    </style:default-style>
    <style:default-style style:family="paragraph">
      <style:paragraph-properties fo:hyphenation-ladder-count="no-limit" style:line-break="strict" style:punctuation-wrap="hanging" style:tab-stop-distance="0.4925in" style:text-autospace="ideograph-alpha" style:writing-mode="page"/>
      <style:text-properties fo:country="US" fo:font-size="12pt" fo:hyphenate="false" fo:hyphenation-push-char-count="2" fo:hyphenation-remain-char-count="2" fo:language="en" style:country-asian="none" style:country-complex="none" style:font-name="Thorndale" style:font-name-asian="Andale Sans UI" style:font-name-complex="Tahoma" style:font-size-asian="12pt" style:font-size-complex="12pt" style:language-asian="zxx" style:language-complex="zxx"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display-name="Text body" style:family="paragraph" style:name="Text_20_body" style:parent-style-name="Standard">
      <style:paragraph-properties fo:margin-bottom="0.0835in" fo:margin-top="0in"/>
    </style:style>
    <style:style style:class="text" style:family="paragraph" style:name="Heading" style:next-style-name="Text_20_body" style:parent-style-name="Standard">
      <style:paragraph-properties fo:keep-with-next="always" fo:margin-bottom="0.0835in" fo:margin-top="0.1665in"/>
      <style:text-properties fo:font-size="14pt" style:font-name="Albany" style:font-name-asian="MS Mincho" style:font-name-complex="Tahoma" style:font-size-asian="14pt" style:font-size-complex="14pt"/>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fo:margin-bottom="0.0835in" fo:margin-top="0.0835in" text:line-number="0" text:number-lines="false"/>
      <style:text-properties fo:font-size="12pt" fo:font-style="italic" style:font-name-complex="Tahoma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name-complex="Tahoma1"/>
    </style:style>
    <text:outline-styl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display-name="List Paragraph" style:family="paragraph" style:name="ListParagraph" style:next-style-name="ListParagraph" style:parent-style-name="Standard">
      <style:paragraph-properties fo:margin-left="12.7mm"/>
    </style:style>
  </office:styles>
  <office:automatic-styles>
    <style:page-layout style:name="pm1">
      <style:page-layout-properties fo:margin-bottom="0.7874in" fo:margin-left="0.7874in" fo:margin-right="0.7874in" fo:margin-top="0.7874in" fo:page-height="11in" fo:page-width="8.5in"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meta>
    <meta:generator>StarOffice/8$Win32 OpenOffice.org_project/680m18$Build-9161</meta:generator>
    <meta:creation-date>2007-11-12T11:55:45</meta:creation-date>
    <dc:language>en-US</dc:language>
    <meta:editing-cycles>5</meta:editing-cycles>
    <meta:editing-duration>PT0.030S</meta:editing-duration>
    <meta:user-defined meta:name="Info 1"/>
    <meta:user-defined meta:name="Info 2"/>
    <meta:user-defined meta:name="Info 3"/>
    <meta:user-defined meta:name="Info 4"/>
    <meta:document-statistic meta:character-count="0" meta:image-count="0" meta:object-count="0" meta:page-count="1" meta:paragraph-count="0" meta:table-count="0" meta:word-count="0"/>
    <dc:creator>hanbiao</dc:creator>
    <dc:date>2018-04-06T23:27:01</dc:date>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